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5b520" officeooo:paragraph-rsid="0015b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이 이런 파일도 관리가 가능할까요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나눔고딕" style:font-size-asian="12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나눔고딕" style:font-size-asian="12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19:28:17.170976417</meta:creation-date>
    <dc:date>2015-10-17T19:28:52.559149802</dc:date>
    <meta:editing-duration>PT35S</meta:editing-duration>
    <meta:editing-cycles>1</meta:editing-cycles>
    <meta:document-statistic meta:table-count="0" meta:image-count="0" meta:object-count="0" meta:page-count="1" meta:paragraph-count="1" meta:word-count="16" meta:character-count="22" meta:non-whitespace-character-count="18"/>
    <meta:generator>LibreOffice/5.0.2.2$Linux_X86_64 LibreOffice_project/00m0$Build-2</meta:generator>
  </office:meta>
</office:document-meta>
</file>